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335e4f" officeooo:paragraph-rsid="004ed4c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74ab9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4ab9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4ab9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acbaf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65a54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65a54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565a54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276b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f13e0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93f4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acbaf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65a54" officeooo:paragraph-rsid="0058dc7f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565a54" officeooo:paragraph-rsid="00565a54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565a54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65a54" officeooo:paragraph-rsid="0062b20c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8dc7f" officeooo:paragraph-rsid="0058dc7f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3f4" officeooo:paragraph-rsid="005acba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6557b8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a93f4" officeooo:paragraph-rsid="005a93f4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5b7065" officeooo:paragraph-rsid="00681d9b"/>
    </style:style>
    <style:style style:name="P2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6995f2" officeooo:paragraph-rsid="00681d9b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paragraph-rsid="00565a5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a93f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c47c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2b20c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6995f2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b7065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8dc7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acbaf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c47c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da49c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6482d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6995f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5a93f4" style:font-size-asian="12pt" style:font-size-complex="12pt"/>
    </style:style>
    <style:style style:name="T26" style:family="text">
      <style:text-properties style:font-name="DejaVu Sans Condensed" fo:font-size="12pt" officeooo:rsid="0058276b" style:font-size-asian="12pt" style:font-size-complex="12pt"/>
    </style:style>
    <style:style style:name="T27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28" style:family="text">
      <style:text-properties style:font-name="DejaVu Sans Condensed" fo:font-size="12pt" fo:font-style="normal" officeooo:rsid="004ed4c3" style:font-size-asian="12pt" style:font-style-asian="normal" style:font-size-complex="12pt" style:font-style-complex="normal"/>
    </style:style>
    <style:style style:name="T29" style:family="text">
      <style:text-properties style:font-name="DejaVu Sans Condensed" fo:font-size="12pt" fo:font-style="normal" officeooo:rsid="005802bf" style:font-size-asian="12pt" style:font-style-asian="normal" style:font-size-complex="12pt" style:font-style-complex="normal"/>
    </style:style>
    <style:style style:name="T30" style:family="text">
      <style:text-properties style:font-name="DejaVu Sans Condensed" fo:font-size="12pt" fo:font-style="normal" officeooo:rsid="004b9969" style:font-size-asian="12pt" style:font-style-asian="normal" style:font-size-complex="12pt" style:font-style-complex="normal"/>
    </style:style>
    <style:style style:name="T31" style:family="text">
      <style:text-properties style:font-name="DejaVu Sans Condensed" fo:font-size="12pt" fo:font-style="normal" officeooo:rsid="005b7065" style:font-size-asian="12pt" style:font-style-asian="normal" style:font-size-complex="12pt" style:font-style-complex="normal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45eea0" style:font-weight-asian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565a54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8276b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58dc7f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5acbaf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58276b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a93f4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565a54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335e4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officeooo:rsid="00565a54" style:font-size-asian="12pt" style:font-size-complex="12pt"/>
    </style:style>
    <style:style style:name="T46" style:family="text">
      <style:text-properties officeooo:rsid="0062b20c"/>
    </style:style>
    <style:style style:name="T4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47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A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D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4"><text:span text:style-name="T12">2</text:span><text:span text:style-name="T15">0</text:span><text:span text:style-name="T12">1</text:span><text:span text:style-name="T13"> - </text:span><text:span text:style-name="T22">Ground - </text:span><text:span text:style-name="T14">Cold Start</text:span></text:p>
      <text:p text:style-name="P23"/>
      <text:p text:style-name="P3"><text:span text:style-name="T27">Cold Start Checklist</text:span><text:span text:style-name="T28"> -- </text:span><text:span text:style-name="T29">Auto Start is </text:span><text:span text:style-name="T30">slower</text:span><text:span text:style-name="T31"> (6m36s vs about 5m20s for manual)</text:span></text:p>
      <text:list xml:id="list120878488" text:style-name="L1">
        <text:list-item>
          <text:p text:style-name="P7"><text:span text:style-name="T39">B</text:span><text:span text:style-name="T40">attery </text:span><text:span text:style-name="T44">s</text:span><text:span text:style-name="T40">witch</text:span><text:span text:style-name="T35"> ... </text:span><text:span text:style-name="T41">PWR</text:span><text:span text:style-name="T36"> (right console outboard forward)</text:span></text:p>
        </text:list-item>
        <text:list-item>
          <text:p text:style-name="P12"><text:span text:style-name="T11">I</text:span><text:span text:style-name="T10">nverter </text:span><text:span text:style-name="T17">switch</text:span><text:span text:style-name="T4"> </text:span><text:span text:style-name="T1">... </text:span><text:span text:style-name="T10">STBY</text:span><text:span text:style-name="T2"> (right console outboard forward)</text:span></text:p>
        </text:list-item>
        <text:list-item>
          <text:p text:style-name="P13"><text:span text:style-name="T10">APU </text:span><text:span text:style-name="T16">switch</text:span><text:span text:style-name="T2"> </text:span><text:span text:style-name="T1">... </text:span><text:span text:style-name="T10">START</text:span><text:span text:style-name="T2"> (next to throttle, inboard)</text:span></text:p>
        </text:list-item>
        <text:list-item>
          <text:p text:style-name="P14"><text:span text:style-name="T16">Canopy</text:span><text:span text:style-name="T2"> ... </text:span><text:span text:style-name="T16">Close</text:span><text:span text:style-name="T2"> (</text:span><text:span text:style-name="T16">T7 switch</text:span><text:span text:style-name="T2"> up to toggle open/closed)</text:span></text:p>
        </text:list-item>
        <text:list-item>
          <text:p text:style-name="P15"><text:span text:style-name="T1">When </text:span><text:span text:style-name="T10">APU RPM</text:span><text:span text:style-name="T1"> is </text:span><text:span text:style-name="T10">100%</text:span><text:span text:style-name="T2"> (bottom right of engine gauge cluster)</text:span><text:span text:style-name="T1">:</text:span></text:p>
          <text:list>
            <text:list-item>
              <text:p text:style-name="P15"><text:span text:style-name="T10">APU Generator switch</text:span><text:span text:style-name="T1"> ... </text:span><text:span text:style-name="T10">ON</text:span><text:span text:style-name="T2"> (right console outboard forward)</text:span></text:p>
            </text:list-item>
          </text:list>
        </text:list-item>
        <text:list-item>
          <text:p text:style-name="P8"><text:span text:style-name="T43">CDU switch</text:span><text:span text:style-name="T34"> ... </text:span><text:span text:style-name="T43">ON</text:span><text:span text:style-name="T37"> (right console inboard middle, under CDU keyboard)</text:span></text:p>
        </text:list-item>
        <text:list-item>
          <text:p text:style-name="P16"><text:span text:style-name="T10">EGI</text:span><text:span text:style-name="T1"> </text:span><text:span text:style-name="T10">switch</text:span><text:span text:style-name="T1"> ... </text:span><text:span text:style-name="T10">ON</text:span><text:span text:style-name="T3"> (right console inboard middle, under CDU keyboard)</text:span></text:p>
          <text:list>
            <text:list-item>
              <text:p text:style-name="P16"><text:span text:style-name="T4">EGI </text:span><text:span text:style-name="T1">(Embedded GPS-INS)</text:span><text:span text:style-name="T4"> a</text:span><text:span text:style-name="T1">lignment takes </text:span><text:span text:style-name="T10">4 minutes</text:span><text:span text:style-name="T1">.</text:span></text:p>
            </text:list-item>
            <text:list-item>
              <text:p text:style-name="P8"><text:span text:style-name="T36">Monitor alignment on CDU </text:span><text:span text:style-name="T38">display or CDU page on MFD</text:span><text:span text:style-name="T36">.</text:span></text:p>
            </text:list-item>
          </text:list>
        </text:list-item>
        <text:list-item>
          <text:p text:style-name="P19"><text:span text:style-name="T10">Start left engine</text:span><text:span text:style-name="T24">:</text:span></text:p>
        </text:list-item>
      </text:list>
      <text:list text:style-name="L2">
        <text:list-item>
          <text:list>
            <text:list-item>
              <text:p text:style-name="P18"><text:span text:style-name="T10">Left throttle</text:span><text:span text:style-name="T1"> ... </text:span><text:span text:style-name="T10">IDLE</text:span><text:span text:style-name="T1"> (</text:span><text:span text:style-name="T10">shift-Bottom Thumb Button press</text:span><text:span text:style-name="T1">)</text:span></text:p>
            </text:list-item>
            <text:list-item>
              <text:p text:style-name="P10"><text:span text:style-name="T34">Engine will start automatically and spool up to </text:span><text:span text:style-name="T42">60</text:span><text:span text:style-name="T43">%</text:span><text:span text:style-name="T34"> idle.</text:span></text:p>
            </text:list-item>
          </text:list>
        </text:list-item>
      </text:list>
      <text:list xml:id="list3923764628416" text:continue-list="list120878488" text:style-name="L1">
        <text:list-item>
          <text:p text:style-name="P20"><text:span text:style-name="T10">APU Generator </text:span><text:span text:style-name="T17">switch</text:span><text:span text:style-name="T25"> </text:span><text:span text:style-name="T24">... </text:span><text:span text:style-name="T10">OFF</text:span><text:span text:style-name="T17"> (</text:span><text:span text:style-name="T26">right console outboard forward)</text:span></text:p>
        </text:list-item>
        <text:list-item>
          <text:p text:style-name="P27"><text:span text:style-name="T43">Start right engine</text:span><text:span text:style-name="T45">:</text:span></text:p>
        </text:list-item>
      </text:list>
      <text:list text:style-name="L3">
        <text:list-item>
          <text:list>
            <text:list-item>
              <text:p text:style-name="P11"><text:span text:style-name="T43">Right throttle</text:span><text:span text:style-name="T34"> ... </text:span><text:span text:style-name="T43">IDLE</text:span><text:span text:style-name="T34"> (</text:span><text:span text:style-name="T43">Bottom Thumb Button press</text:span><text:span text:style-name="T34">)</text:span></text:p>
            </text:list-item>
            <text:list-item>
              <text:p text:style-name="P11"><text:span text:style-name="T34">Engine will start automatically and spool up to </text:span><text:span text:style-name="T42">60</text:span><text:span text:style-name="T43">%</text:span><text:span text:style-name="T34"> idle.</text:span></text:p>
            </text:list-item>
          </text:list>
        </text:list-item>
      </text:list>
      <text:list xml:id="list3923962947026" text:continue-list="list3923764628416" text:style-name="L1">
        <text:list-item>
          <text:p text:style-name="P21"><text:span text:style-name="T1">When </text:span><text:span text:style-name="T10">both engines are started</text:span><text:span text:style-name="T1">:</text:span></text:p>
          <text:list>
            <text:list-item>
              <text:p text:style-name="P15"><text:span text:style-name="T10">APU switch</text:span><text:span text:style-name="T1"> ... </text:span><text:span text:style-name="T10">OFF</text:span><text:span text:style-name="T2"> (next to throttle, inboard)</text:span></text:p>
            </text:list-item>
          </text:list>
        </text:list-item>
        <text:list-item>
          <text:p text:style-name="P13"><text:span text:style-name="T10">Left and Right MFDs</text:span><text:span text:style-name="T1"> ... </text:span><text:span text:style-name="T10">DAY</text:span><text:span text:style-name="T1"> or </text:span><text:span text:style-name="T10">NT</text:span><text:span text:style-name="T1"> as needed (power knobs in lower left corner of MFDs)</text:span></text:p>
        </text:list-item>
        <text:list-item>
          <text:p text:style-name="P13"><text:span text:style-name="T10">CICU switch</text:span><text:span text:style-name="T1"> ... </text:span><text:span text:style-name="T10">ON</text:span><text:span text:style-name="T3"> (lower left instrument panel)</text:span></text:p>
        </text:list-item>
        <text:list-item>
          <text:p text:style-name="P17"><text:span text:style-name="T10">JTRS switch</text:span><text:span text:style-name="T1"> ... </text:span><text:span text:style-name="T10">ON</text:span><text:span text:style-name="T3"> (lower left instrument panel)</text:span></text:p>
        </text:list-item>
        <text:list-item>
          <text:p text:style-name="P17"><text:span text:style-name="T10">IFFCC switch</text:span><text:span text:style-name="T1"> ... </text:span><text:span text:style-name="T10">ON</text:span><text:span text:style-name="T3"> (lower left instrument panel)</text:span></text:p>
        </text:list-item>
        <text:list-item>
          <text:p text:style-name="P8"><text:span text:style-name="T42">PITOT HEAT</text:span><text:span text:style-name="T43"> switch</text:span><text:span text:style-name="T34"> ... </text:span><text:span text:style-name="T43">ON</text:span><text:span text:style-name="T37"> (right console outboard middle, next to cabin pressure gauge)</text:span></text:p>
        </text:list-item>
        <text:list-item>
          <text:p text:style-name="P16"><text:span text:style-name="T18">SAI</text:span><text:span text:style-name="T3"> ... </text:span><text:span text:style-name="T18">Uncage and center</text:span><text:span text:style-name="T3"> (lower left instrument panel)</text:span></text:p>
        </text:list-item>
        <text:list-item>
          <text:p text:style-name="P9"><text:span text:style-name="T42">PITCH</text:span><text:span text:style-name="T34"> and </text:span><text:span text:style-name="T43">Y</text:span><text:span text:style-name="T42">AW</text:span><text:span text:style-name="T43"> SAS switches</text:span><text:span text:style-name="T34"> ... </text:span><text:span text:style-name="T43">ON</text:span><text:span text:style-name="T34"> (left console</text:span><text:span text:style-name="T37"> outboard forward</text:span><text:span text:style-name="T34">)</text:span></text:p>
        </text:list-item>
        <text:list-item>
          <text:p text:style-name="P13"><text:span text:style-name="T10">TAKEOFF TRIM button</text:span><text:span text:style-name="T1"> ... </text:span><text:span text:style-name="T10">press and hold</text:span><text:span text:style-name="T1"> </text:span><text:span text:style-name="T3">until </text:span><text:span text:style-name="T10">TAKEOFF TRIM</text:span><text:span text:style-name="T1"> light above switch illuminate</text:span><text:span text:style-name="T3">s, then release</text:span><text:span text:style-name="T7"> (left console outboard middle, by throttle)</text:span></text:p>
        </text:list-item>
        <text:list-item>
          <text:p text:style-name="P22">Activate countermeasures system<text:span text:style-name="T46"> on CMDS panel</text:span> (right console inboard forward):</text:p>
          <text:list>
            <text:list-item>
              <text:p text:style-name="P16"><text:span text:style-name="T10">Countermeasures mode knob</text:span><text:span text:style-name="T1"> ... </text:span><text:span text:style-name="T10">MAN</text:span><text:span text:style-name="T1"> or </text:span><text:span text:style-name="T10">SEMI</text:span><text:span text:style-name="T1"> as needed (TODO??)</text:span></text:p>
            </text:list-item>
            <text:list-item>
              <text:p text:style-name="P16"><text:span text:style-name="T18">MWS</text:span><text:span text:style-name="T3">, </text:span><text:span text:style-name="T18">JMR</text:span><text:span text:style-name="T3">, </text:span><text:span text:style-name="T18">RWR</text:span><text:span text:style-name="T3">, </text:span><text:span text:style-name="T18">DISP switches</text:span><text:span text:style-name="T3"> ... </text:span><text:span text:style-name="T18">ON</text:span><text:span text:style-name="T3"> (middle position)</text:span></text:p>
            </text:list-item>
          </text:list>
        </text:list-item>
        <text:list-item>
          <text:p text:style-name="P16"><text:span text:style-name="T18">ANTI-SKID switch</text:span><text:span text:style-name="T3"> ... </text:span><text:span text:style-name="T18">ON</text:span><text:span text:style-name="T4"> (far left instrument panel)</text:span></text:p>
        </text:list-item>
        <text:list-item>
          <text:p text:style-name="P16"><text:span text:style-name="T1">When </text:span><text:span text:style-name="T10">EGI</text:span><text:span text:style-name="T1"> is aligned (shows "</text:span><text:span text:style-name="T10">T=4.0 0.8</text:span><text:span text:style-name="T1">"</text:span><text:span text:style-name="T4"> on CDU page</text:span><text:span text:style-name="T1">):</text:span></text:p>
          <text:list>
            <text:list-item>
              <text:p text:style-name="P16"><text:span text:style-name="T5">CDU </text:span><text:span text:style-name="T19">NAV</text:span><text:span text:style-name="T5"> </text:span><text:span text:style-name="T1">OSB (R4)</text:span><text:span text:style-name="T5"> ... press</text:span><text:span text:style-name="T1"> to select NAV mode</text:span></text:p>
            </text:list-item>
            <text:list-item>
              <text:p text:style-name="P24"><text:span text:style-name="T1">HSI </text:span><text:span text:style-name="T10">EGI</text:span><text:span text:style-name="T1"> button ... </text:span><text:span text:style-name="T10">press</text:span><text:span text:style-name="T1"> to select EGI as navigation source (under HSI compass)</text:span></text:p>
            </text:list-item>
            <text:list-item>
              <text:p text:style-name="P24"><text:span text:style-name="T10">EAC switch</text:span><text:span text:style-name="T1"> ... </text:span><text:span text:style-name="T10">ON</text:span><text:span text:style-name="T1"> (left console inboard, just behind throttle)</text:span></text:p>
            </text:list-item>
          </text:list>
        </text:list-item>
        <text:list-item>
          <text:p text:style-name="P13"><text:span text:style-name="T10">Ejection seat</text:span><text:span text:style-name="T1"> ... </text:span><text:span text:style-name="T10">ARM</text:span><text:span text:style-name="T4"> (left side of seat)</text:span></text:p>
        </text:list-item>
        <text:list-item>
          <text:p text:style-name="P25"><text:span text:style-name="T23">ARC-210</text:span><text:span text:style-name="T10"> radio function knob</text:span><text:span text:style-name="T1"> ... </text:span><text:span text:style-name="T23">TR G</text:span><text:span text:style-name="T8"> or </text:span><text:span text:style-name="T23">TR</text:span><text:span text:style-name="T8"> </text:span><text:span text:style-name="T1">(left console inboard</text:span><text:span text:style-name="T8">, forward radio in stack</text:span><text:span text:style-name="T1">)</text:span></text:p>
        </text:list-item>
        <text:list-item>
          <text:p text:style-name="P26"><text:span text:style-name="T10">ARC-164 UHF radio function knob</text:span><text:span text:style-name="T1"> ... </text:span><text:span text:style-name="T10">MAIN</text:span><text:span text:style-name="T1"> or </text:span><text:span text:style-name="T10">BOTH</text:span><text:span text:style-name="T1"> </text:span><text:span text:style-name="T9">(left console inboard</text:span><text:span text:style-name="T1">, middle radio in stack</text:span><text:span text:style-name="T9">)</text:span></text:p>
        </text:list-item>
        <text:list-item>
          <text:p text:style-name="P25"><text:span text:style-name="T23">ARC-186 </text:span><text:span text:style-name="T20">VHF</text:span><text:span text:style-name="T23"> FM</text:span><text:span text:style-name="T17"> radio function knob</text:span><text:span text:style-name="T4"> ... </text:span><text:span text:style-name="T20">TR</text:span><text:span text:style-name="T6"> </text:span><text:span text:style-name="T4">(left console inboard rear</text:span><text:span text:style-name="T6">, </text:span><text:span text:style-name="T8">aft </text:span><text:span text:style-name="T6">radio</text:span><text:span text:style-name="T8"> in stack</text:span><text:span text:style-name="T6">)</text:span></text:p>
        </text:list-item>
      </text:list>
      <text:p text:style-name="P1"/>
      <text:p text:style-name="P2"><text:span text:style-name="T32">Proceed with rest of preflight checklist </text:span><text:span text:style-name="T33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9T00:39:22.024000000</dc:date>
    <meta:editing-duration>PT19H37M54S</meta:editing-duration>
    <meta:editing-cycles>7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8" meta:word-count="477" meta:character-count="2655" meta:non-whitespace-character-count="2265"/>
  </office:meta>
</office:document-meta>
</file>